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N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SMOTE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3063" calcext:value-type="float">
            <text:p>57,3063</text:p>
          </table:table-cell>
          <table:table-cell office:value-type="float" office:value="70.4882" calcext:value-type="float">
            <text:p>70,4882</text:p>
          </table:table-cell>
          <table:table-cell office:value-type="float" office:value="69.7926" calcext:value-type="float">
            <text:p>69,7926</text:p>
          </table:table-cell>
          <table:table-cell office:value-type="float" office:value="65.1285" calcext:value-type="float">
            <text:p>65,12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3079" calcext:value-type="float">
            <text:p>28,3079</text:p>
          </table:table-cell>
          <table:table-cell office:value-type="float" office:value="63.7302" calcext:value-type="float">
            <text:p>63,7302</text:p>
          </table:table-cell>
          <table:table-cell office:value-type="float" office:value="64.9672" calcext:value-type="float">
            <text:p>64,9672</text:p>
          </table:table-cell>
          <table:table-cell office:value-type="float" office:value="65.1285" calcext:value-type="float">
            <text:p>65,1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055" calcext:value-type="float">
            <text:p>57,055</text:p>
          </table:table-cell>
          <table:table-cell office:value-type="float" office:value="70.5426" calcext:value-type="float">
            <text:p>70,5426</text:p>
          </table:table-cell>
          <table:table-cell office:value-type="float" office:value="69.6748" calcext:value-type="float">
            <text:p>69,6748</text:p>
          </table:table-cell>
          <table:table-cell office:value-type="float" office:value="65.3827" calcext:value-type="float">
            <text:p>65,38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988" calcext:value-type="float">
            <text:p>27,988</text:p>
          </table:table-cell>
          <table:table-cell office:value-type="float" office:value="63.5958" calcext:value-type="float">
            <text:p>63,5958</text:p>
          </table:table-cell>
          <table:table-cell office:value-type="float" office:value="64.8503" calcext:value-type="float">
            <text:p>64,8503</text:p>
          </table:table-cell>
          <table:table-cell office:value-type="float" office:value="65.3827" calcext:value-type="float">
            <text:p>65,3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147" calcext:value-type="float">
            <text:p>57,147</text:p>
          </table:table-cell>
          <table:table-cell office:value-type="float" office:value="70.3423" calcext:value-type="float">
            <text:p>70,3423</text:p>
          </table:table-cell>
          <table:table-cell office:value-type="float" office:value="69.6931" calcext:value-type="float">
            <text:p>69,6931</text:p>
          </table:table-cell>
          <table:table-cell office:value-type="float" office:value="65.1019" calcext:value-type="float">
            <text:p>65,10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.8221" calcext:value-type="float">
            <text:p>27,8221</text:p>
          </table:table-cell>
          <table:table-cell office:value-type="float" office:value="63.4707" calcext:value-type="float">
            <text:p>63,4707</text:p>
          </table:table-cell>
          <table:table-cell office:value-type="float" office:value="64.7508" calcext:value-type="float">
            <text:p>64,7508</text:p>
          </table:table-cell>
          <table:table-cell office:value-type="float" office:value="65.1019" calcext:value-type="float">
            <text:p>65,1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2534" calcext:value-type="float">
            <text:p>57,2534</text:p>
          </table:table-cell>
          <table:table-cell office:value-type="float" office:value="70.4441" calcext:value-type="float">
            <text:p>70,4441</text:p>
          </table:table-cell>
          <table:table-cell office:value-type="float" office:value="69.757" calcext:value-type="float">
            <text:p>69,757</text:p>
          </table:table-cell>
          <table:table-cell office:value-type="float" office:value="65.2154" calcext:value-type="float">
            <text:p>65,21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.0089" calcext:value-type="float">
            <text:p>28,0089</text:p>
          </table:table-cell>
          <table:table-cell office:value-type="float" office:value="63.7002" calcext:value-type="float">
            <text:p>63,7002</text:p>
          </table:table-cell>
          <table:table-cell office:value-type="float" office:value="64.8714" calcext:value-type="float">
            <text:p>64,8714</text:p>
          </table:table-cell>
          <table:table-cell office:value-type="float" office:value="65.2154" calcext:value-type="float">
            <text:p>65,2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2591" calcext:value-type="float">
            <text:p>57,2591</text:p>
          </table:table-cell>
          <table:table-cell office:value-type="float" office:value="70.4919" calcext:value-type="float">
            <text:p>70,4919</text:p>
          </table:table-cell>
          <table:table-cell office:value-type="float" office:value="69.7215" calcext:value-type="float">
            <text:p>69,7215</text:p>
          </table:table-cell>
          <table:table-cell office:value-type="float" office:value="65.2912" calcext:value-type="float">
            <text:p>65,29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.9867" calcext:value-type="float">
            <text:p>27,9867</text:p>
          </table:table-cell>
          <table:table-cell office:value-type="float" office:value="63.4848" calcext:value-type="float">
            <text:p>63,4848</text:p>
          </table:table-cell>
          <table:table-cell office:value-type="float" office:value="64.8511" calcext:value-type="float">
            <text:p>64,8511</text:p>
          </table:table-cell>
          <table:table-cell office:value-type="float" office:value="65.2912" calcext:value-type="float">
            <text:p>65,2912</text:p>
          </table:table-cell>
        </table:table-row>
        <table:table-row table:style-name="ro1">
          <table:table-cell office:value-type="string" calcext:value-type="string">
            <text:p>(+/-)</text:p>
          </table:table-cell>
          <table:table-cell table:style-name="ce1" table:formula="of:=STDEV([.B2:.B6])" office:value-type="float" office:value="0.101724544727416" calcext:value-type="float">
            <text:p>0,102</text:p>
          </table:table-cell>
          <table:table-cell table:style-name="ce2" table:formula="of:=STDEV([.C2:.C6])" office:value-type="float" office:value="0.0753743126005146" calcext:value-type="float">
            <text:p>0,075</text:p>
          </table:table-cell>
          <table:table-cell table:style-name="ce2" table:formula="of:=STDEV([.D2:.D6])" office:value-type="float" office:value="0.0477086470149771" calcext:value-type="float">
            <text:p>0,048</text:p>
          </table:table-cell>
          <table:table-cell table:style-name="ce2" table:formula="of:=STDEV([.E2:.E6])" office:value-type="float" office:value="0.115978588541161" calcext:value-type="float">
            <text:p>0,116</text:p>
          </table:table-cell>
          <table:table-cell/>
          <table:table-cell office:value-type="string" calcext:value-type="string">
            <text:p>(+/-)</text:p>
          </table:table-cell>
          <table:table-cell table:style-name="ce1" table:formula="of:=STDEV([.H2:.H6])" office:value-type="float" office:value="0.176259700442274" calcext:value-type="float">
            <text:p>0,176</text:p>
          </table:table-cell>
          <table:table-cell table:style-name="ce2" table:formula="of:=STDEV([.I2:.I6])" office:value-type="float" office:value="0.119302422439782" calcext:value-type="float">
            <text:p>0,119</text:p>
          </table:table-cell>
          <table:table-cell table:style-name="ce2" table:formula="of:=STDEV([.J2:.J6])" office:value-type="float" office:value="0.0769785879319719" calcext:value-type="float">
            <text:p>0,077</text:p>
          </table:table-cell>
          <table:table-cell table:style-name="ce2" table:formula="of:=STDEV([.K2:.K6])" office:value-type="float" office:value="0.115978588541161" calcext:value-type="float">
            <text:p>0,1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MOTEENN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Desbalanceado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334" calcext:value-type="float">
            <text:p>13,6334</text:p>
          </table:table-cell>
          <table:table-cell office:value-type="float" office:value="65.686" calcext:value-type="float">
            <text:p>65,686</text:p>
          </table:table-cell>
          <table:table-cell office:value-type="float" office:value="64.9691" calcext:value-type="float">
            <text:p>64,9691</text:p>
          </table:table-cell>
          <table:table-cell office:value-type="float" office:value="58.124" calcext:value-type="float">
            <text:p>58,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8581" calcext:value-type="float">
            <text:p>56,8581</text:p>
          </table:table-cell>
          <table:table-cell office:value-type="float" office:value="65.5208" calcext:value-type="float">
            <text:p>65,5208</text:p>
          </table:table-cell>
          <table:table-cell office:value-type="float" office:value="68.3829" calcext:value-type="float">
            <text:p>68,3829</text:p>
          </table:table-cell>
          <table:table-cell office:value-type="float" office:value="53.8423" calcext:value-type="float">
            <text:p>53,8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82" calcext:value-type="float">
            <text:p>13,182</text:p>
          </table:table-cell>
          <table:table-cell office:value-type="float" office:value="65.4678" calcext:value-type="float">
            <text:p>65,4678</text:p>
          </table:table-cell>
          <table:table-cell office:value-type="float" office:value="64.6359" calcext:value-type="float">
            <text:p>64,6359</text:p>
          </table:table-cell>
          <table:table-cell office:value-type="float" office:value="57.8916" calcext:value-type="float">
            <text:p>57,8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9575" calcext:value-type="float">
            <text:p>56,9575</text:p>
          </table:table-cell>
          <table:table-cell office:value-type="float" office:value="65.571" calcext:value-type="float">
            <text:p>65,571</text:p>
          </table:table-cell>
          <table:table-cell office:value-type="float" office:value="68.2996" calcext:value-type="float">
            <text:p>68,2996</text:p>
          </table:table-cell>
          <table:table-cell office:value-type="float" office:value="53.9289" calcext:value-type="float">
            <text:p>53,9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1148" calcext:value-type="float">
            <text:p>13,1148</text:p>
          </table:table-cell>
          <table:table-cell office:value-type="float" office:value="65.6248" calcext:value-type="float">
            <text:p>65,6248</text:p>
          </table:table-cell>
          <table:table-cell office:value-type="float" office:value="64.8402" calcext:value-type="float">
            <text:p>64,8402</text:p>
          </table:table-cell>
          <table:table-cell office:value-type="float" office:value="57.4594" calcext:value-type="float">
            <text:p>57,45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.9081" calcext:value-type="float">
            <text:p>56,9081</text:p>
          </table:table-cell>
          <table:table-cell office:value-type="float" office:value="65.5566" calcext:value-type="float">
            <text:p>65,5566</text:p>
          </table:table-cell>
          <table:table-cell office:value-type="float" office:value="68.3103" calcext:value-type="float">
            <text:p>68,31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502" calcext:value-type="float">
            <text:p>13,0502</text:p>
          </table:table-cell>
          <table:table-cell office:value-type="float" office:value="65.577" calcext:value-type="float">
            <text:p>65,577</text:p>
          </table:table-cell>
          <table:table-cell office:value-type="float" office:value="64.746" calcext:value-type="float">
            <text:p>64,7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6.7764" calcext:value-type="float">
            <text:p>56,7764</text:p>
          </table:table-cell>
          <table:table-cell office:value-type="float" office:value="65.4497" calcext:value-type="float">
            <text:p>65,4497</text:p>
          </table:table-cell>
          <table:table-cell office:value-type="float" office:value="68.2701" calcext:value-type="float">
            <text:p>68,27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726" calcext:value-type="float">
            <text:p>12,6726</text:p>
          </table:table-cell>
          <table:table-cell office:value-type="float" office:value="65.6759" calcext:value-type="float">
            <text:p>65,6759</text:p>
          </table:table-cell>
          <table:table-cell office:value-type="float" office:value="64.8723" calcext:value-type="float">
            <text:p>64,87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.8758" calcext:value-type="float">
            <text:p>56,8758</text:p>
          </table:table-cell>
          <table:table-cell office:value-type="float" office:value="65.5926" calcext:value-type="float">
            <text:p>65,5926</text:p>
          </table:table-cell>
          <table:table-cell office:value-type="float" office:value="68.2148" calcext:value-type="float">
            <text:p>68,2148</text:p>
          </table:table-cell>
          <table:table-cell/>
        </table:table-row>
        <table:table-row table:style-name="ro1">
          <table:table-cell office:value-type="string" calcext:value-type="string">
            <text:p>(+/-)</text:p>
          </table:table-cell>
          <table:table-cell table:style-name="ce1" table:formula="of:=STDEV([.B10:.B14])" office:value-type="float" office:value="0.343484934167425" calcext:value-type="float">
            <text:p>0,343</text:p>
          </table:table-cell>
          <table:table-cell table:style-name="ce2" table:formula="of:=STDEV([.C10:.C14])" office:value-type="float" office:value="0.0888527433453825" calcext:value-type="float">
            <text:p>0,089</text:p>
          </table:table-cell>
          <table:table-cell table:style-name="ce2" table:formula="of:=STDEV([.D10:.D14])" office:value-type="float" office:value="0.12696111609465" calcext:value-type="float">
            <text:p>0,127</text:p>
          </table:table-cell>
          <table:table-cell table:style-name="ce2" table:formula="of:=STDEV([.E10:.E14])" office:value-type="float" office:value="0.33726837978085" calcext:value-type="float">
            <text:p>0,337</text:p>
          </table:table-cell>
          <table:table-cell/>
          <table:table-cell office:value-type="string" calcext:value-type="string">
            <text:p>(+/-)</text:p>
          </table:table-cell>
          <table:table-cell table:style-name="ce1" table:formula="of:=STDEV([.H10:.H14])" office:value-type="float" office:value="0.0669139522072935" calcext:value-type="float">
            <text:p>0,067</text:p>
          </table:table-cell>
          <table:table-cell table:style-name="ce2" table:formula="of:=STDEV([.I10:.I14])" office:value-type="float" office:value="0.0559212660800867" calcext:value-type="float">
            <text:p>0,056</text:p>
          </table:table-cell>
          <table:table-cell table:style-name="ce2" table:formula="of:=STDEV([.J10:.J14])" office:value-type="float" office:value="0.0613030423388628" calcext:value-type="float">
            <text:p>0,061</text:p>
          </table:table-cell>
          <table:table-cell table:style-name="ce2" table:formula="of:=STDEV([.K10:.K14])" office:value-type="float" office:value="0.061235447250753" calcext:value-type="float">
            <text:p>0,06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MNB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-NN</text:p>
          </table:table-cell>
          <table:table-cell office:value-type="string" calcext:value-type="string">
            <text:p>SV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1984" calcext:value-type="float">
            <text:p>57,1984</text:p>
          </table:table-cell>
          <table:table-cell office:value-type="float" office:value="70.5223" calcext:value-type="float">
            <text:p>70,5223</text:p>
          </table:table-cell>
          <table:table-cell office:value-type="float" office:value="69.979" calcext:value-type="float">
            <text:p>69,979</text:p>
          </table:table-cell>
          <table:table-cell office:value-type="float" office:value="70.1016" calcext:value-type="float">
            <text:p>70,10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328" calcext:value-type="float">
            <text:p>57,3328</text:p>
          </table:table-cell>
          <table:table-cell office:value-type="float" office:value="70.5725" calcext:value-type="float">
            <text:p>70,5725</text:p>
          </table:table-cell>
          <table:table-cell office:value-type="float" office:value="69.9928" calcext:value-type="float">
            <text:p>69,9928</text:p>
          </table:table-cell>
          <table:table-cell office:value-type="float" office:value="70.1754" calcext:value-type="float">
            <text:p>70,175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1248" calcext:value-type="float">
            <text:p>57,1248</text:p>
          </table:table-cell>
          <table:table-cell office:value-type="float" office:value="70.2728" calcext:value-type="float">
            <text:p>70,2728</text:p>
          </table:table-cell>
          <table:table-cell office:value-type="float" office:value="69.8062" calcext:value-type="float">
            <text:p>69,8062</text:p>
          </table:table-cell>
          <table:table-cell office:value-type="float" office:value="69.916" calcext:value-type="float">
            <text:p>69,9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1654" calcext:value-type="float">
            <text:p>57,1654</text:p>
          </table:table-cell>
          <table:table-cell office:value-type="float" office:value="70.641" calcext:value-type="float">
            <text:p>70,641</text:p>
          </table:table-cell>
          <table:table-cell office:value-type="float" office:value="70.076" calcext:value-type="float">
            <text:p>70,076</text:p>
          </table:table-cell>
          <table:table-cell office:value-type="float" office:value="70.2151" calcext:value-type="float">
            <text:p>70,215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2558" calcext:value-type="float">
            <text:p>57,2558</text:p>
          </table:table-cell>
          <table:table-cell office:value-type="float" office:value="70.5222" calcext:value-type="float">
            <text:p>70,5222</text:p>
          </table:table-cell>
          <table:table-cell office:value-type="float" office:value="69.9709" calcext:value-type="float">
            <text:p>69,9709</text:p>
          </table:table-cell>
          <table:table-cell office:value-type="float" office:value="70.1446" calcext:value-type="float">
            <text:p>70,1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+/-)</text:p>
          </table:table-cell>
          <table:table-cell table:style-name="ce1" table:formula="of:=STDEV([.B18:.B22])" office:value-type="float" office:value="0.081259264087241" calcext:value-type="float">
            <text:p>0,081</text:p>
          </table:table-cell>
          <table:table-cell table:style-name="ce2" table:formula="of:=STDEV([.C18:.C22])" office:value-type="float" office:value="0.139245728839344" calcext:value-type="float">
            <text:p>0,139</text:p>
          </table:table-cell>
          <table:table-cell table:style-name="ce2" table:formula="of:=STDEV([.D18:.D22])" office:value-type="float" office:value="0.0981606947815639" calcext:value-type="float">
            <text:p>0,098</text:p>
          </table:table-cell>
          <table:table-cell table:style-name="ce2" table:formula="of:=STDEV([.E18:.E22])" office:value-type="float" office:value="0.116431774013799" calcext:value-type="float">
            <text:p>0,116</text:p>
          </table:table-cell>
          <table:table-cell table:number-columns-repeated="6"/>
        </table:table-row>
        <table:table-row table:style-name="ro1">
          <table:table-cell/>
          <table:table-cell table:style-name="ce4" table:formula="of:=AVERAGE([.B18:.B22])" office:value-type="float" office:value="57.21544" calcext:value-type="float">
            <text:p>57,22</text:p>
          </table:table-cell>
          <table:table-cell table:style-name="ce4" table:formula="of:=AVERAGE([.C18:.C22])" office:value-type="float" office:value="70.50616" calcext:value-type="float">
            <text:p>70,51</text:p>
          </table:table-cell>
          <table:table-cell table:style-name="ce4" table:formula="of:=AVERAGE([.D18:.D22])" office:value-type="float" office:value="69.96498" calcext:value-type="float">
            <text:p>69,96</text:p>
          </table:table-cell>
          <table:table-cell table:style-name="ce4" table:formula="of:=AVERAGE([.E18:.E22])" office:value-type="float" office:value="70.11054" calcext:value-type="float">
            <text:p>70,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5:09:47.938555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57:32.346513276</meta:creation-date>
    <dc:date>2019-04-03T15:21:09.208446468</dc:date>
    <meta:editing-duration>PT22M20S</meta:editing-duration>
    <meta:editing-cycles>5</meta:editing-cycles>
    <meta:generator>LibreOffice/6.0.7.3$Linux_X86_64 LibreOffice_project/00m0$Build-3</meta:generator>
    <meta:document-statistic meta:table-count="1" meta:cell-count="174" meta:object-count="0"/>
  </office:meta>
</office:document-meta>
</file>